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15.886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72cm" fo:min-width="6.4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63cm" svg:height="1.27cm" svg:x="4.079cm" svg:y="8.42cm">
          <text:p text:style-name="P1">Node shift = 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4.162cm" svg:y="9.7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462cm" svg:y="9.7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862cm" svg:y="9.7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1.362cm" svg:y="9.707cm">
          <text:p text:style-name="P1">Entry 7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112cm" svg:y1="10.842cm" svg:x2="15.605cm" svg:y2="12.747cm">
          <text:p/>
        </draw:line>
        <draw:custom-shape draw:style-name="gr4" draw:text-style-name="P1" draw:layer="layout" svg:width="16.385cm" svg:height="1.587cm" svg:x="6.205cm" svg:y="5.052cm">
          <text:p text:style-name="P1">xa_store_order <text:s/>index=4004, order=7, entry=0x1f49</text:p>
          <draw:enhanced-geometry svg:viewBox="0 0 21600 21600" draw:glue-points="10800 0 0 10800 10800 21600 21600 10800 ?f40 ?f41" draw:text-areas="0 0 21600 21600" draw:type="rectangular-callout" draw:modifiers="391.504943244233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6.985cm" svg:height="2.222cm" svg:x="15.095cm" svg:y="8.545cm">
          <text:p text:style-name="P1">(index &gt;&gt; node-&gt;shift) &amp; XA_CHUNK_MASK = 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18T08:46:44.440731183</dc:date>
    <meta:editing-duration>PT47M34S</meta:editing-duration>
    <meta:editing-cycles>12</meta:editing-cycles>
    <meta:generator>LibreOffice/7.3.7.2$Linux_X86_64 LibreOffice_project/30$Build-2</meta:generator>
    <meta:document-statistic meta:object-count="8"/>
  </office:meta>
</office:document-meta>
</file>